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7mm" svg:height="137.59mm" svg:x="70.49mm" svg:y="10.62mm">
            <loext:p draw:notify-on-update-of-ranges="Planilha1.A2:Planilha1.A4 Planilha1.B1:Planilha1.B1 Planilha1.B2:Planilha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Uso de CPU</text:p>
          </table:table-cell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lexo</text:p>
          </table:table-cell>
          <table:table-cell office:value-type="float" office:value="2.6" calcext:value-type="float">
            <text:p>2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8:59:03.5134788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</meta:initial-creator>
    <meta:creation-date>2015-11-21T18:43:32.222646229</meta:creation-date>
    <dc:date>2015-11-21T19:00:10.117310003</dc:date>
    <dc:creator>Evandro </dc:creator>
    <meta:editing-duration>PT14M25S</meta:editing-duration>
    <meta:editing-cycles>3</meta:editing-cycles>
    <meta:generator>LibreOffice/5.0.3.2$Linux_X86_64 LibreOffice_project/0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ntarell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chart:link-data-style-to-source="true" chart:axis-position="1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onstant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chart-properties chart:error-lower-limit="1.5" chart:error-upper-limit="1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3.76cm" xlink:href=".." xlink:type="simple" chart:class="chart:bar" chart:style-name="ch1">
        <chart:title svg:x="4.37cm" svg:y="0.41cm" chart:style-name="ch2">
          <text:p>Utilização da CPU em Porcentagem</text:p>
        </chart:title>
        <chart:plot-area chart:style-name="ch3" table:cell-range-address="Planilha1.A1:Planilha1.B4" chart:data-source-has-labels="both" svg:x="0.319cm" svg:y="1.544cm" svg:width="15.36cm" svg:height="11.941cm">
          <chartooo:coordinate-region svg:x="0.782cm" svg:y="1.77cm" svg:width="14.897cm" svg:height="11.015cm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4" chart:label-cell-address="Planilha1.B1:Planilha1.B1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o de CPU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s</text:p>
                <draw:g>
                  <svg:desc>Planilha1.A2:Planilha1.A4</svg:desc>
                </draw:g>
              </table:table-cell>
              <table:table-cell office:value-type="float" office:value="6.4">
                <text:p>6.4</text:p>
                <draw:g>
                  <svg:desc>Planilha1.B2:Planilha1.B4</svg:desc>
                </draw:g>
              </table:table-cell>
            </table:table-row>
            <table:table-row>
              <table:table-cell office:value-type="string">
                <text:p>Méd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plexo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